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24-03-1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22-03-30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20-03-04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9-04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8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7-03-08 18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6-03-15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628" calcext:value-type="float">
            <text:p>15.95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5-03-10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4-03-04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2688" calcext:value-type="float">
            <text:p>16.1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2-03-0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11-03-29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8-03-2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7-03-14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6-04-05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5-03-1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1-03-02 16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2000-03-1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8-04-14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7-03-10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6-03-07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5-04-04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4-03-1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3-03-2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2-03-23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1-02-27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9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9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8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7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6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3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2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1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1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1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1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6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80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9-1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9-03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8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8-04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8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0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7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954119260601</text:p>
          </table:table-cell>
          <table:table-cell office:value-type="string" calcext:value-type="string">
            <text:p>1962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